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662b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text-properties fo:font-variant="normal" fo:text-transform="none" fo:color="#000000" style:font-name="Century Schoolbook L" fo:font-size="12pt" fo:letter-spacing="normal" fo:font-style="normal" fo:font-weight="normal" officeooo:rsid="00161a5c" officeooo:paragraph-rsid="00161a5c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Century Schoolbook L" fo:font-size="12pt" fo:letter-spacing="normal" fo:font-style="normal" fo:font-weight="normal" officeooo:paragraph-rsid="00161a5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entury Schoolbook L" fo:font-size="12pt" fo:font-weight="normal" officeooo:rsid="000ab39e" officeooo:paragraph-rsid="000ab39e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Century Schoolbook L" fo:font-size="12pt" fo:font-weight="normal" officeooo:paragraph-rsid="0006f4ce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Century Schoolbook L" fo:font-size="12pt" fo:font-weight="normal" officeooo:rsid="00130f10" officeooo:paragraph-rsid="00130f1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Century Schoolbook L" fo:font-size="12pt" fo:font-weight="normal" officeooo:rsid="00130f10" officeooo:paragraph-rsid="0014662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rsid="00130f10" officeooo:paragraph-rsid="00130f1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rsid="00130f10" officeooo:paragraph-rsid="000d41c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rsid="00130f10" officeooo:paragraph-rsid="001b72be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entury Schoolbook L" fo:font-size="12pt" fo:font-weight="normal" officeooo:paragraph-rsid="00130f10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Century Schoolbook L" fo:font-size="12pt" fo:font-weight="normal" officeooo:paragraph-rsid="0008d1b3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entury Schoolbook L" fo:font-size="12pt" fo:font-weight="normal" officeooo:paragraph-rsid="000ab39e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entury Schoolbook L" fo:font-size="12pt" fo:font-weight="normal" officeooo:rsid="00161a5c" officeooo:paragraph-rsid="00161a5c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entury Schoolbook L" fo:font-size="12pt" fo:font-weight="normal" officeooo:paragraph-rsid="000d41ca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Century Schoolbook L" fo:font-size="12pt" fo:font-weight="normal" officeooo:paragraph-rsid="001133c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rsid="000d41ca" officeooo:paragraph-rsid="001b72be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Century Schoolbook L" fo:font-size="12pt" fo:font-weight="normal" officeooo:paragraph-rsid="0014662b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Century Schoolbook L" fo:font-size="12pt" fo:font-weight="normal" officeooo:rsid="0014662b" officeooo:paragraph-rsid="0014662b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Century Schoolbook L" fo:font-size="12pt" fo:font-weight="normal" officeooo:rsid="0014662b" officeooo:paragraph-rsid="00198c6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paragraph-rsid="0008d1b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Century Schoolbook L" fo:font-size="12pt" fo:font-weight="normal" officeooo:paragraph-rsid="000ab39e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Century Schoolbook L" fo:font-size="12pt" fo:font-weight="normal" officeooo:paragraph-rsid="001b72be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Century Schoolbook L" fo:font-size="12pt" fo:font-weight="bold" officeooo:paragraph-rsid="0008d1b3" style:font-size-asian="12pt" style:font-weight-asian="bold" style:font-size-complex="12pt" style:font-weight-complex="bold"/>
    </style:style>
    <style:style style:name="P26" style:family="paragraph" style:parent-style-name="Standard">
      <style:text-properties fo:font-weight="normal" officeooo:paragraph-rsid="000d41ca" style:font-weight-asian="normal" style:font-weight-complex="normal"/>
    </style:style>
    <style:style style:name="T1" style:family="text">
      <style:text-properties officeooo:rsid="0006f4ce"/>
    </style:style>
    <style:style style:name="T2" style:family="text">
      <style:text-properties officeooo:rsid="0008d1b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130f10" style:font-weight-asian="normal" style:font-weight-complex="normal"/>
    </style:style>
    <style:style style:name="T5" style:family="text">
      <style:text-properties officeooo:rsid="001133ce"/>
    </style:style>
    <style:style style:name="T6" style:family="text">
      <style:text-properties fo:font-variant="normal" fo:text-transform="none" fo:color="#222222" style:font-name="Century Schoolbook L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Century Schoolbook L" fo:font-size="10.5pt" fo:letter-spacing="normal" fo:font-style="normal" fo:font-weight="normal" officeooo:rsid="0014662b"/>
    </style:style>
    <style:style style:name="T8" style:family="text">
      <style:text-properties fo:font-variant="normal" fo:text-transform="none" fo:color="#222222" style:font-name="Century Schoolbook L" fo:letter-spacing="normal" fo:font-style="normal" fo:font-weight="normal"/>
    </style:style>
    <style:style style:name="T9" style:family="text">
      <style:text-properties fo:font-variant="normal" fo:text-transform="none" fo:color="#222222" style:font-name="Century Schoolbook L" fo:letter-spacing="normal" fo:font-style="normal" fo:font-weight="normal" officeooo:rsid="0014662b"/>
    </style:style>
    <style:style style:name="T10" style:family="text">
      <style:text-properties fo:font-variant="normal" fo:text-transform="none" fo:color="#222222" style:font-name="Century Schoolbook 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22222" style:font-name="Century Schoolbook L" fo:font-size="12pt" fo:letter-spacing="normal" fo:font-style="normal" fo:font-weight="normal" officeooo:rsid="0014662b" style:font-size-asian="12pt" style:font-size-complex="12pt"/>
    </style:style>
    <style:style style:name="T12" style:family="text">
      <style:text-properties fo:font-variant="normal" fo:text-transform="none" fo:color="#222222" style:font-name="Century Schoolbook L" fo:font-size="12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22222" style:font-name="Century Schoolbook L" fo:font-size="12pt" fo:letter-spacing="normal" fo:font-style="normal" fo:font-weight="normal" officeooo:rsid="0014662b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222222" style:font-name="Century Schoolbook L" fo:font-size="12pt" fo:letter-spacing="normal" fo:font-style="normal" style:font-size-asian="12pt" style:font-size-complex="12pt"/>
    </style:style>
    <style:style style:name="T15" style:family="text">
      <style:text-properties fo:font-variant="normal" fo:text-transform="none" fo:color="#222222" style:font-name="Century Schoolbook L" fo:font-size="12pt" fo:letter-spacing="normal" fo:font-style="normal" officeooo:rsid="0014662b" style:font-size-asian="12pt" style:font-size-complex="12pt"/>
    </style:style>
    <style:style style:name="T16" style:family="text">
      <style:text-properties fo:font-variant="normal" fo:text-transform="none" fo:color="#222222" style:font-name="Century Schoolbook L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22222" style:font-name="Century Schoolbook L" fo:font-size="12pt" fo:letter-spacing="normal" fo:font-style="normal" fo:font-weight="bold" officeooo:rsid="0014662b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b0080" style:text-line-through-style="none" style:text-line-through-type="none" style:font-name="Century Schoolbook L" fo:font-size="10.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b0080" style:text-line-through-style="none" style:text-line-through-type="none" style:font-name="Century Schoolbook L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b0080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size-complex="12pt"/>
    </style:style>
    <style:style style:name="T21" style:family="text">
      <style:text-properties fo:font-variant="normal" fo:text-transform="none" fo:color="#0b0080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b0080" style:text-line-through-style="none" style:text-line-through-type="none" style:font-name="Century Schoolbook L" fo:font-size="12pt" fo:letter-spacing="normal" fo:font-style="normal" style:text-underline-style="none" style:text-blinking="false" style:font-size-asian="12pt" style:font-size-complex="12pt"/>
    </style:style>
    <style:style style:name="T23" style:family="text">
      <style:text-properties fo:font-variant="normal" fo:text-transform="none" fo:color="#0b0080" style:text-line-through-style="none" style:text-line-through-type="none" style:font-name="Century Schoolbook 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a55858" style:text-line-through-style="none" style:text-line-through-type="none" style:font-name="Century Schoolbook L" fo:font-size="10.5pt" fo:letter-spacing="normal" fo:font-style="normal" style:text-underline-style="none" fo:font-weight="normal" style:text-blinking="false"/>
    </style:style>
    <style:style style:name="T25" style:family="text">
      <style:text-properties fo:font-variant="normal" fo:text-transform="none" fo:color="#a55858" style:text-line-through-style="none" style:text-line-through-type="none" style:font-name="Century Schoolbook L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a55858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size-complex="12pt"/>
    </style:style>
    <style:style style:name="T27" style:family="text">
      <style:text-properties fo:font-variant="normal" fo:text-transform="none" fo:color="#a55858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a55858" style:text-line-through-style="none" style:text-line-through-type="none" style:font-name="Century Schoolbook L" fo:font-size="12pt" fo:letter-spacing="normal" fo:font-style="normal" style:text-underline-style="none" style:text-blinking="false" style:font-size-asian="12pt" style:font-size-complex="12pt"/>
    </style:style>
    <style:style style:name="T29" style:family="text">
      <style:text-properties fo:font-variant="normal" fo:text-transform="none" fo:color="#a55858" style:text-line-through-style="none" style:text-line-through-type="none" style:font-name="Century Schoolbook L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style:font-name="Century Schoolbook L" fo:font-size="12pt" fo:letter-spacing="normal" fo:font-style="normal" fo:font-weight="normal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style:font-name="Century Schoolbook L" fo:font-size="12pt" fo:letter-spacing="normal" fo:font-style="normal" fo:font-weight="normal" officeooo:rsid="0014662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style:font-name="Century Schoolbook L" fo:font-size="12pt" fo:letter-spacing="normal" fo:font-style="normal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style:font-name="Century Schoolbook L" fo:font-size="12pt" fo:letter-spacing="normal" fo:font-style="normal" fo:font-weight="normal" officeooo:rsid="0014662b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Century Schoolbook L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fo:font-variant="normal" fo:text-transform="none" fo:letter-spacing="normal" fo:font-style="normal" officeooo:rsid="0017cec7"/>
    </style:style>
    <style:style style:name="T38" style:family="text">
      <style:text-properties officeooo:rsid="0014662b"/>
    </style:style>
    <style:style style:name="T39" style:family="text">
      <style:text-properties officeooo:rsid="00161a5c"/>
    </style:style>
    <style:style style:name="T40" style:family="text">
      <style:text-properties style:font-name="Century Schoolbook L"/>
    </style:style>
    <style:style style:name="T41" style:family="text">
      <style:text-properties style:font-name="Century Schoolbook L" officeooo:rsid="001133ce"/>
    </style:style>
    <style:style style:name="T42" style:family="text">
      <style:text-properties style:font-name="Century Schoolbook L" fo:font-size="12pt" style:font-size-asian="12pt" style:font-size-complex="12pt"/>
    </style:style>
    <style:style style:name="T43" style:family="text">
      <style:text-properties style:font-name="Century Schoolbook L" fo:font-size="12pt" officeooo:rsid="001133ce" style:font-size-asian="12pt" style:font-size-complex="12pt"/>
    </style:style>
    <style:style style:name="T44" style:family="text">
      <style:text-properties style:font-name="Century Schoolbook L" fo:font-size="12pt" fo:font-weight="bold" style:font-size-asian="12pt" style:font-weight-asian="bold" style:font-size-complex="12pt" style:font-weight-complex="bold"/>
    </style:style>
    <style:style style:name="T45" style:family="text">
      <style:text-properties style:font-name="Century Schoolbook L" fo:font-size="12pt" fo:font-weight="bold" officeooo:rsid="001133ce" style:font-size-asian="12pt" style:font-weight-asian="bold" style:font-size-complex="12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fo:font-weight="bold" style:font-size-asian="12pt" style:font-weight-asian="bold" style:font-size-complex="12pt" style:font-weight-complex="bold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officeooo:rsid="00130f10"/>
    </style:style>
    <style:style style:name="T50" style:family="text">
      <style:text-properties fo:color="#000000" style:font-name="Century Schoolbook L" fo:font-size="12pt" style:font-size-asian="12pt" style:font-size-complex="12pt"/>
    </style:style>
    <style:style style:name="T51" style:family="text">
      <style:text-properties fo:color="#000000" style:font-name="Century Schoolbook L" fo:font-size="12pt" officeooo:rsid="001133ce" style:font-size-asian="12pt" style:font-size-complex="12pt"/>
    </style:style>
    <style:style style:name="T5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53" style:family="text">
      <style:text-properties officeooo:rsid="00198c6c"/>
    </style:style>
    <style:style style:name="T54" style:family="text">
      <style:text-properties officeooo:rsid="001b72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Qualidade de Software</text:p>
      <text:p text:style-name="P6"/>
      <text:p text:style-name="P9">1—Algu<text:span text:style-name="T38">é</text:span>m fica com essa parte de introduzir revisão e inspeção</text:p>
      <text:p text:style-name="P7"/>
      <text:p text:style-name="P6">O controle da qualidade deve ser realizado continuamente junto com o desenvolvimento, ainda antes de se dispor do código.</text:p>
      <text:p text:style-name="P6"><text:s/>Algumas propriedades do código são difíceis ou muito caras de testar. <text:span text:style-name="T1">T</text:span>orna-se necessário o uso de técnicas de controle da qualidade alternativas aos testes. </text:p>
      <text:p text:style-name="P6"/>
      <text:p text:style-name="P6">Revisões, e inspeções, se bem realizadas, têm mostrado muito bons resultados.</text:p>
      <text:p text:style-name="P6"/>
      <text:p text:style-name="P12">• Uma revisão é uma leitura crítica do<text:span text:style-name="T3"> artefato e da documentação complementar,</text:span> anotando: </text:p>
      <text:p text:style-name="P12">– os defeitos encontrados</text:p>
      <text:p text:style-name="P12">– as omissões</text:p>
      <text:p text:style-name="P12">– as dúvidas e dificuldades de compreensão</text:p>
      <text:p text:style-name="P12">– as possibilidades de melhoria </text:p>
      <text:p text:style-name="P12">• Uma inspeção é uma leitura crítica formalizada do artefato e da documentação complementar </text:p>
      <text:p text:style-name="P12">– segundo um plano definido</text:p>
      <text:p text:style-name="P12">– obedecendo a regras de leitura definidas</text:p>
      <text:p text:style-name="P12">– envolvendo uma pequena equipe</text:p>
      <text:p text:style-name="P12">– anotando defeitos, omissões, dúvidas e possibilidades de melhoria</text:p>
      <text:p text:style-name="P6"/>
      <text:p text:style-name="P6">• Revisões e inspeções eliminam defeitos antes que se propaguem (poluam) para outros artefatos ou para o serviço a ser prestado </text:p>
      <text:p text:style-name="P6"/>
      <text:p text:style-name="P13">• Revisões devem ser praticadas a partir do primeiro momento do desenvolvimento </text:p>
      <text:p text:style-name="P13">– reduzem significativamente o retrabalho inútil</text:p>
      <text:p text:style-name="P13">• quanto maior a latência do erro, maior a poluição provocada pelo erro e mais cara e demorada fica a depuração </text:p>
      <text:p text:style-name="P13">– porém não eliminam a possibilidade de defeitos passarem despercebidos</text:p>
      <text:p text:style-name="P13">• testes serão sempre necessário<text:span text:style-name="T2">s</text:span></text:p>
      <text:p text:style-name="P22"/>
      <text:p text:style-name="P9">2—Outra pessoa fica com essa</text:p>
      <text:p text:style-name="P13"/>
      <text:p text:style-name="P25">Técnicas de revisar ou inspecionar</text:p>
      <text:p text:style-name="P13"/>
      <text:p text:style-name="P13">• Leitura simples </text:p>
      <text:p text:style-name="P13">– procure ser rigoroso ao rever -<text:span text:style-name="T2">&gt;</text:span> ler para encontrar defeitos</text:p>
      <text:p text:style-name="P13">• Leitura dirigida segundo critérios estabelecidos </text:p>
      <text:p text:style-name="P13">– padrões de uso das linguagens de representação</text:p>
      <text:p text:style-name="P13">• Leitura baseada em pontos de vista </text:p>
      <text:p text:style-name="P13">– segundo papéis desempenhados ou simulados pelo revisor</text:p>
      <text:p text:style-name="P13"/>
      <text:p text:style-name="P13">Modos de revisar</text:p>
      <text:p text:style-name="P14"><text:soft-page-break/>• Revisão pelo próprio autor (desktop checking) </text:p>
      <text:p text:style-name="P14">– o autor lê e anota todos os problemas encontrados para, depois, removê-los</text:p>
      <text:p text:style-name="P14">• Desenvolvimento em pares (duplas) </text:p>
      <text:p text:style-name="P14"><text:tab/>– pair programming proposto por XP – eXtreme Programming</text:p>
      <text:p text:style-name="P14">– o desenvolvimento de um artefato é realizado sempre por duas pessoas trabalhando em conjunto à frente de um mesmo computador</text:p>
      <text:p text:style-name="P14"/>
      <text:p text:style-name="P14">• Revisão por parceiros (peer review) </text:p>
      <text:p text:style-name="P14">– um dos parceiros (colega) do autor lê e anota todos os defeitos e demais problemas encontrados</text:p>
      <text:p text:style-name="P14"><text:tab/> • defeitos e outros problemas devem ser anotados em um documento (formulário)</text:p>
      <text:p text:style-name="P14"><text:tab/><text:tab/>– de preferência à por escrito</text:p>
      <text:p text:style-name="P14">– seria bom se <text:span text:style-name="T53">usasse</text:span> editor capaz de registrar alterações e anotações » exemplo: registro de alterações em Word</text:p>
      <text:p text:style-name="P14"><text:tab/>• ninguém deve ficar ofendido com as anotações, o que está em jogo é a qualidade do artefato! </text:p>
      <text:p text:style-name="P14"><text:tab/>• ninguém deve deixar de anotar defeitos em virtude de algum receio de melindrar o autor </text:p>
      <text:p text:style-name="P24"><text:tab/><text:tab/><text:tab/><text:tab/><text:tab/><text:tab/><text:tab/><text:tab/><text:tab/><text:span text:style-name="T49">3-- Outra pessoa</text:span></text:p>
      <text:p text:style-name="P15">Revisão formal externa :</text:p>
      <text:p text:style-name="P15"><text:span text:style-name="T37">Há a l</text:span><text:span text:style-name="T36">iberação em um marco específico e requer alguma forma de aprovação pelo cliente, pelo patrocinador ou por algum outro envolvido externo.</text:span></text:p>
      <text:p text:style-name="P3"/>
      <text:p text:style-name="P4"><text:span text:style-name="T39">Revisão formal interna: </text:span>Este artefato é formalmente revisto internamente pelo projeto.</text:p>
      <text:p text:style-name="P4"/>
      <text:p text:style-name="P3">Informal : Visto mas não é aprovado formalmente.</text:p>
      <text:p text:style-name="P23"/>
      <text:p text:style-name="P9"/>
      <text:p text:style-name="P14">Inspeções</text:p>
      <text:p text:style-name="P16">• Plano de inspeção, etapas:</text:p>
      <text:p text:style-name="P16">– Produzir sinopse (resumo)</text:p>
      <text:p text:style-name="P16"><text:tab/> • autor redige uma descrição resumida do artefato a ser inspecionado </text:p>
      <text:p text:style-name="P16">– Organizar a reunião de inspeção</text:p>
      <text:p text:style-name="P16"><text:tab/> • o autor seleciona a equipe de inspeção</text:p>
      <text:p text:style-name="P16"><text:tab/> • o autor marca a data e horário da reunião de inspeção</text:p>
      <text:p text:style-name="P16">– Realizar a leitura individual pelos inspetores</text:p>
      <text:p text:style-name="P16"><text:tab/>• o autor distribui aos revisores o material a inspecionar e o de apoio </text:p>
      <text:p text:style-name="P16"><text:tab/>• cada um dos revisores (pares) lê e anota os problemas observados </text:p>
      <text:p text:style-name="P16">– Coletar e filtrar as observações em reunião de inspeção</text:p>
      <text:p text:style-name="P16"><text:tab/>• todos que concordaram devem comparecer e ser pontuais</text:p>
      <text:p text:style-name="P16"><text:tab/>• resulta no laudo da inspeção </text:p>
      <text:p text:style-name="P16">– Corrigir segundo o laudo</text:p>
      <text:p text:style-name="P16"><text:tab/>• o autor faz as correções segundo o laudo </text:p>
      <text:p text:style-name="P16">– Acompanhar o progresso</text:p>
      <text:p text:style-name="P16"><text:tab/>• são registrados os eventos: distribuição, reunião, conclusão </text:p>
      <text:p text:style-name="P16"><text:tab/>• é acompanhada a resolução dos problemas </text:p>
      <text:p text:style-name="P16"><text:tab/>• se solicitada, é realizada nova inspeção após a correção</text:p>
      <text:p text:style-name="P17"><text:soft-page-break/>• Antes da reunião </text:p>
      <text:p text:style-name="P17">– o autor</text:p>
      <text:p text:style-name="P17"><text:tab/>• produz uma sinopse do artefato a ser inspecionado –</text:p>
      <text:p text:style-name="P17"><text:tab/>• seleciona a equipe de inspeção </text:p>
      <text:p text:style-name="P17"><text:tab/>• negocia data, hora e local da inspeção em concordância com todos os membros da equipe </text:p>
      <text:p text:style-name="P17">– os revisores</text:p>
      <text:p text:style-name="P17"><text:tab/>• concordam revisar <text:span text:style-name="T54">e </text:span>concordam com a data e hora da reunião </text:p>
      <text:p text:style-name="P17"><text:tab/>• leem individualmente o artefato a ser inspecionado e documentos correlatos </text:p>
      <text:p text:style-name="P17"><text:tab/>• anotam dúvidas, problemas encontrados e sugestões de melhoria</text:p>
      <text:p text:style-name="P18"/>
      <text:p text:style-name="P11">4-- Outra pessoa</text:p>
      <text:p text:style-name="P17"/>
      <text:p text:style-name="P17">• Durante a reunião </text:p>
      <text:p text:style-name="P17">– o autor narra o comportamento do artefato</text:p>
      <text:p text:style-name="P17">– os revisores, que já devem ter lido a documentação fornecida solicitam explanações, identificam e avaliam riscos <text:span text:style-name="T5">e</text:span> sugerem melhorias</text:p>
      <text:p text:style-name="P17">– é produzido um laudo com todos os problemas e sugestões observados <text:span text:style-name="T5">e</text:span>com uma avaliação final.</text:p>
      <text:p text:style-name="P16"/>
      <text:p text:style-name="P17">• Após a reunião </text:p>
      <text:p text:style-name="P17">– autor faz as correções</text:p>
      <text:p text:style-name="P17">– possivelmente modifica coisas que não haviam sido anotadas</text:p>
      <text:p text:style-name="P17">– dependendo da gravidade das observações <text:span text:style-name="T5">pode</text:span> repet<text:span text:style-name="T5">ir </text:span>a inspeção, libera o artefato para a equipe</text:p>
      <text:p text:style-name="P26"><text:span text:style-name="T50"/></text:p>
      <text:p text:style-name="P10"/>
      <text:p text:style-name="P9"/>
      <text:p text:style-name="P8">Métricas : </text:p>
      <text:p text:style-name="P19"><text:span text:style-name="T49">É q</text:span>ualquer tipo de medida que se relaciona com um sistema de processo ou documentação relacionada ao software.</text:p>
      <text:p text:style-name="P12"><text:tab/>Permitem que o software e o processo de software sejam quantificados. </text:p>
      <text:p text:style-name="P12"/>
      <text:p text:style-name="P1"><text:span text:style-name="T33">Métricas de softwares possibilitam realizar uma das atividades mais fundamentais do processo de </text:span><text:a xlink:type="simple" xlink:href="https://pt.wikipedia.org/wiki/Gerenciamento_de_projetos" text:style-name="Internet_20_link" text:visited-style-name="Visited_20_Internet_20_Link"><text:span text:style-name="T35">gerenciamento de projetos</text:span></text:a><text:span text:style-name="T33">: o planejamento. </text:span></text:p>
      <text:p text:style-name="P1"><text:span text:style-name="T33">A partir desse, pode-se identificar a quantidade de esforço, de </text:span><text:a xlink:type="simple" xlink:href="https://pt.wikipedia.org/wiki/Custo" text:style-name="Internet_20_link" text:visited-style-name="Visited_20_Internet_20_Link"><text:span text:style-name="T52">custo</text:span></text:a><text:span text:style-name="T35"> </text:span><text:span text:style-name="T33">e das </text:span><text:a xlink:type="simple" xlink:href="https://pt.wikipedia.org/wiki/Atividade" text:style-name="Internet_20_link" text:visited-style-name="Visited_20_Internet_20_Link"><text:span text:style-name="T52">atividades</text:span></text:a><text:span text:style-name="T35"> </text:span><text:span text:style-name="T33">que serão necessárias para a realização do </text:span><text:a xlink:type="simple" xlink:href="https://pt.wikipedia.org/wiki/Projeto" text:style-name="Internet_20_link" text:visited-style-name="Visited_20_Internet_20_Link"><text:span text:style-name="T35">projeto</text:span></text:a><text:span text:style-name="T33">.</text:span></text:p>
      <text:p text:style-name="P2"><text:span text:style-name="T33">As métricas de software, do ponto de vista de medição, podem ser divididas em duas categorias: medidas diretas e indiretas. </text:span><text:span text:style-name="T34">M</text:span><text:span text:style-name="T33">edidas diretas: </text:span><text:span text:style-name="T34">o</text:span><text:span text:style-name="T33"> custo e o esforço aplicados ao desenvolvimento e manutenção do software e do produto, a quantidade de </text:span><text:span text:style-name="T34">l</text:span><text:a xlink:type="simple" xlink:href="https://pt.wikipedia.org/w/index.php?title=Linhas_de_código&amp;action=edit&amp;redlink=1" text:style-name="Internet_20_link" text:visited-style-name="Visited_20_Internet_20_Link"><text:span text:style-name="T35">inhas de código</text:span></text:a><text:span text:style-name="T33"> e o total de defeitos registrados durante um período. Porém, a </text:span><text:a xlink:type="simple" xlink:href="https://pt.wikipedia.org/wiki/Qualidade" text:style-name="Internet_20_link" text:visited-style-name="Visited_20_Internet_20_Link"><text:span text:style-name="T52">qualidade</text:span></text:a><text:span text:style-name="T35"> </text:span><text:span text:style-name="T33">e a </text:span><text:a xlink:type="simple" xlink:href="https://pt.wikipedia.org/wiki/Funcionalidade" text:style-name="Internet_20_link" text:visited-style-name="Visited_20_Internet_20_Link"><text:span text:style-name="T52">funcionalidade</text:span></text:a><text:span text:style-name="T35"> </text:span><text:span text:style-name="T33">do </text:span><text:a xlink:type="simple" xlink:href="https://pt.wikipedia.org/wiki/Software" text:style-name="Internet_20_link" text:visited-style-name="Visited_20_Internet_20_Link"><text:span text:style-name="T35">software</text:span></text:a><text:span text:style-name="T33"> são mais difíceis de serem avaliadas e só podem ser medidas de forma indireta.</text:span></text:p>
      <text:p text:style-name="P20"><text:soft-page-break/><text:tab/><text:tab/><text:tab/><text:tab/><text:tab/><text:tab/><text:span text:style-name="T54">5-Ultima pessoa- falta falar de ambiguidade</text:span></text:p>
      <text:p text:style-name="P20">Análise de componentes</text:p>
      <text:p text:style-name="P21">• Os componentes de sistema podem ser analisados separadamente, usando uma variedade de métricas. </text:p>
      <text:p text:style-name="P21">• Os valores dessas métricas podem, então, ser comparados com diferentes componentes e, talvez, com dados históricos de medição coletados em projetos anteriores. </text:p>
      <text:p text:style-name="P21">• Medições anômalas<text:span text:style-name="T53">(irregulares)</text:span>, que se afastem significativamente do padrão, podem implicar na existência de problemas com a qualidade desses component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3:09:13.241242986</meta:creation-date>
    <dc:date>2018-08-14T14:08:53.532673366</dc:date>
    <meta:editing-duration>PT8H24M1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4" meta:paragraph-count="95" meta:word-count="954" meta:character-count="6122" meta:non-whitespace-character-count="5152"/>
  </office:meta>
</office:document-meta>
</file>